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27754*"/>
    </style:style>
    <style:style style:name="Table1.B" style:family="table-column">
      <style:table-column-properties style:column-width="3.7472in" style:rel-column-width="3778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26b7dd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officeooo:paragraph-rsid="0026b7dd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3pt" officeooo:rsid="0026b7dd" officeooo:paragraph-rsid="0026b7dd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2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26b7dd" officeooo:paragraph-rsid="0026b7d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officeooo:rsid="001b3474" officeooo:paragraph-rsid="0017e395" style:font-size-asian="11pt" style:font-size-complex="11pt"/>
    </style:style>
    <style:style style:name="P15" style:family="paragraph" style:parent-style-name="Standard">
      <style:text-properties fo:font-size="11pt" officeooo:rsid="001b3474" officeooo:paragraph-rsid="0026b7dd" style:font-size-asian="11pt" style:font-size-complex="11pt"/>
    </style:style>
    <style:style style:name="P16" style:family="paragraph" style:parent-style-name="Standard">
      <style:text-properties officeooo:paragraph-rsid="001e0183"/>
    </style:style>
    <style:style style:name="P17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8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9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20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21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23" style:family="paragraph" style:parent-style-name="Standard">
      <style:paragraph-properties fo:margin-top="0in" fo:margin-bottom="0in" loext:contextual-spacing="false"/>
      <style:text-properties fo:font-size="13pt" officeooo:paragraph-rsid="00291c04" style:font-size-asian="13pt" style:font-size-complex="13pt"/>
    </style:style>
    <style:style style:name="P24" style:family="paragraph" style:parent-style-name="Standard">
      <style:paragraph-properties fo:margin-top="0in" fo:margin-bottom="0in" loext:contextual-spacing="false"/>
      <style:text-properties fo:font-size="13pt" officeooo:rsid="002c29d8" officeooo:paragraph-rsid="002c29d8" style:font-size-asian="13pt" style:font-size-complex="13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b34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3be4" style:font-weight-asian="bold" style:font-weight-complex="bold"/>
    </style:style>
    <style:style style:name="T6" style:family="text">
      <style:text-properties officeooo:rsid="001c7af5"/>
    </style:style>
    <style:style style:name="T7" style:family="text">
      <style:text-properties officeooo:rsid="001e0183"/>
    </style:style>
    <style:style style:name="T8" style:family="text">
      <style:text-properties officeooo:rsid="001f687f"/>
    </style:style>
    <style:style style:name="T9" style:family="text">
      <style:text-properties officeooo:rsid="00123be4"/>
    </style:style>
    <style:style style:name="T10" style:family="text">
      <style:text-properties officeooo:rsid="002184c8"/>
    </style:style>
    <style:style style:name="T11" style:family="text">
      <style:text-properties officeooo:rsid="0026b7dd"/>
    </style:style>
    <style:style style:name="T12" style:family="text">
      <style:text-properties officeooo:rsid="00285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Incident response staff contact info:</text:p>
            <text:p text:style-name="P10"/>
            <text:p text:style-name="P10"/>
            <text:p text:style-name="P10">Date:</text:p>
            <text:p text:style-name="P10">Time:</text:p>
            <text:p text:style-name="P10">Location of incident:</text:p>
          </table:table-cell>
          <table:table-cell table:style-name="Table1.B1" office:value-type="string">
            <text:p text:style-name="P17"><text:span text:style-name="T3">Before: Ask if they want</text:span> to <text:span text:style-name="T6">go to</text:span> a quiet, private place</text:p>
            <text:p text:style-name="P12">LASER</text:p>
            <text:list xml:id="list1524882861" text:style-name="L1">
              <text:list-item>
                <text:p text:style-name="P19"><text:span text:style-name="T4">Listen</text:span> <text:span text:style-name="T10">and summarize</text:span></text:p>
              </text:list-item>
              <text:list-item>
                <text:p text:style-name="P20"><text:span text:style-name="T5">Acknowledge</text:span> <text:span text:style-name="T9">emotions with "You" statements</text:span></text:p>
              </text:list-item>
              <text:list-item>
                <text:p text:style-name="P19"><text:span text:style-name="T4">Seek</text:span> assistance or other resources</text:p>
              </text:list-item>
              <text:list-item>
                <text:p text:style-name="P19"><text:span text:style-name="T4">Ensure</text:span> everyone's safety</text:p>
              </text:list-item>
              <text:list-item>
                <text:p text:style-name="P19"><text:span text:style-name="T4">Report</text:span> or <text:span text:style-name="T4">Respond</text:span> to the incident</text:p>
              </text:list-item>
            </text:list>
            <text:p text:style-name="P14">After: Evaluate reporter privacy. Thank them for their report.</text:p>
          </table:table-cell>
        </table:table-row>
      </table:table>
      <text:p text:style-name="P4"/>
      <text:p text:style-name="P9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24">Is there anything that you can do to make the reporter feel more safe, comfortable, or welcome?</text:p>
      <text:p text:style-name="P4"/>
      <text:p text:style-name="P23"><text:span text:style-name="T12">Do NOT prompt the reporter for how to handle the report. If they volunteered actions they want taken, record it here:</text:span></text:p>
      <text:p text:style-name="P4"/>
      <text:p text:style-name="P4"/>
      <text:p text:style-name="P4">Reporter name &amp; contact info:</text:p>
      <text:p text:style-name="P4"/>
      <text:p text:style-name="P4"/>
      <text:p text:style-name="P4">Additional witness(es)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Incident response staff contact info:</text:p>
            <text:p text:style-name="P11"/>
            <text:p text:style-name="P11"/>
            <text:p text:style-name="P11">Date:</text:p>
            <text:p text:style-name="P11">Time:</text:p>
            <text:p text:style-name="P11"><text:span text:style-name="T7">Follow up to</text:span> incident <text:span text:style-name="T7">number</text:span>:</text:p>
          </table:table-cell>
          <table:table-cell table:style-name="Table2.B1" office:value-type="string">
            <text:p text:style-name="P18">Before: Say there's an issue you need to discuss privately</text:p>
            <text:p text:style-name="P13">BIRDS</text:p>
            <text:list xml:id="list170720225191113" text:continue-numbering="true" text:style-name="L1">
              <text:list-item>
                <text:p text:style-name="P21">State what their <text:span text:style-name="T4">Behavior</text:span> was without judgment words</text:p>
              </text:list-item>
              <text:list-item>
                <text:p text:style-name="P21">State the <text:span text:style-name="T4">Impact</text:span> on the reporter or community</text:p>
              </text:list-item>
              <text:list-item>
                <text:p text:style-name="P21">Allow the reported person to <text:span text:style-name="T4">Respond</text:span></text:p>
              </text:list-item>
              <text:list-item>
                <text:p text:style-name="P21"><text:span text:style-name="T4">Don't</text:span> reassure or allow the reporter to be contacted</text:p>
              </text:list-item>
              <text:list-item>
                <text:p text:style-name="P21"><text:span text:style-name="T4">Set</text:span> a behavioral modification plan</text:p>
              </text:list-item>
            </text:list>
            <text:p text:style-name="P15">After: Document response. Don't let them contact reporter. <text:span text:style-name="T11">Accept any apologies on behalf of the reporter.</text:span></text:p>
          </table:table-cell>
        </table:table-row>
      </table:table>
      <text:p text:style-name="P16"/>
      <text:p text:style-name="P5">Behavioral modification plan:</text:p>
      <text:p text:style-name="P5"/>
      <text:p text:style-name="P5"/>
      <text:p text:style-name="P5"/>
      <text:p text:style-name="P5"/>
      <text:p text:style-name="P5"/>
      <text:p text:style-name="P5"/>
      <text:p text:style-name="P8">Consequences if they do not agree to the behavioral modification plan:</text:p>
      <text:p text:style-name="P5"/>
      <text:p text:style-name="P5"/>
      <text:p text:style-name="P5"/>
      <text:p text:style-name="P5"/>
      <text:p text:style-name="P5"/>
      <text:p text:style-name="P5"/>
      <text:p text:style-name="P5">R<text:span text:style-name="T11">eported person's r</text:span>esponse to <text:span text:style-name="T11">the </text:span>plan: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8">Additional information gathered</text:span>: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8-12T17:07:18.594110818</dc:date>
    <dc:creator>Sage Sharp</dc:creator>
    <meta:editing-duration>PT8H50M1S</meta:editing-duration>
    <meta:editing-cycles>21</meta:editing-cycles>
    <meta:document-statistic meta:table-count="2" meta:image-count="0" meta:object-count="0" meta:page-count="3" meta:paragraph-count="37" meta:word-count="241" meta:character-count="1520" meta:non-whitespace-character-count="1326"/>
  </office:meta>
</office:document-meta>
</file>